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lue Suede Shoes</text:p>
      <text:p text:style-name="P1">Wayne Hancock</text:p>
      <text:p text:style-name="P1"/>
      <text:p text:style-name="P3">(Intro)</text:p>
      <text:p text:style-name="P3">Well, it's one for the money, Two for the show,</text:p>
      <text:p text:style-name="P3">Three to get ready, Now go, cat, go.</text:p>
      <text:p text:style-name="P3"></text:p>
      <text:p text:style-name="P3">(A)</text:p>
      <text:p text:style-name="P3">But don't you step on my blue suede shoes.</text:p>
      <text:p text:style-name="P3">You can do anything but lay off of my blue suede shoes.</text:p>
      <text:p text:style-name="P3"/>
      <text:p text:style-name="P3">[CUTS]</text:p>
      <text:p text:style-name="P3">Well, you can knock me down, Step on my face,</text:p>
      <text:p text:style-name="P3">Slander my name, All over the place.</text:p>
      <text:p text:style-name="P3">Do anything that you're gonna do, but uh-uh,</text:p>
      <text:p text:style-name="P3">Lay off of dem shoes</text:p>
      <text:p text:style-name="P3"/>
      <text:p text:style-name="P3">(A)</text:p>
      <text:p text:style-name="P3">Don't you step on my blue suede shoes.</text:p>
      <text:p text:style-name="P3">You can do anything but lay off of my blue suede shoes.</text:p>
      <text:p text:style-name="P3"/>
      <text:p text:style-name="P3">(B)</text:p>
      <text:p text:style-name="P3">[[: Blue suede shoes, Blue suede shoes... :]]</text:p>
      <text:p text:style-name="P3">...you can do anything but lay off of my blue suede shoes.</text:p>
      <text:p text:style-name="P3"/>
      <text:p text:style-name="P3">[Guitar Solo]</text:p>
      <text:p text:style-name="P3">[Piano Solo]</text:p>
      <text:p text:style-name="P3"/>
      <text:p text:style-name="P3">[CUTS]</text:p>
      <text:p text:style-name="P3">You can burn my house, Steal my car,</text:p>
      <text:p text:style-name="P3">Drink my liquor, From an old fruitjar.</text:p>
      <text:p text:style-name="P3">Do anything that you're gonna do, but uh-uh,</text:p>
      <text:p text:style-name="P3">Mama, lay off of my shoes</text:p>
      <text:p text:style-name="P3"/>
      <text:p text:style-name="P3">(A)</text:p>
      <text:p text:style-name="P3">Don't you step on my blue suede shoes.</text:p>
      <text:p text:style-name="P3">You can do anything but lay off of my blue suede shoes.</text:p>
      <text:p text:style-name="P3"></text:p>
      <text:p text:style-name="P3">(B)</text:p>
      <text:p text:style-name="P3">[[: Blue suede shoes, Blue suede shoes... :]]</text:p>
      <text:p text:style-name="P3">...you can do anything but lay off of my blue suede shoes.</text:p>
      <text:p text:style-name="P3"/>
      <text:p text:style-name="P3">[Guitar Solo]</text:p>
      <text:p text:style-name="P3">[Piano Solo]</text:p>
      <text:p text:style-name="P3"></text:p>
      <text:p text:style-name="P3">(A)</text:p>
      <text:p text:style-name="P3">Don't you step on my blue suede shoes.</text:p>
      <text:p text:style-name="P3">You can do anything but lay off of my blue suede shoe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51:24</dc:date>
    <dc:creator>rodolfoap</dc:creator>
    <meta:generator>OpenOffice.org/3.0$Unix OpenOffice.org_project/300m15$Build-9379</meta:generator>
    <meta:editing-duration>PT00H18M17S</meta:editing-duration>
    <meta:editing-cycles>7</meta:editing-cycles>
    <meta:document-statistic meta:table-count="0" meta:image-count="0" meta:object-count="0" meta:page-count="1" meta:paragraph-count="40" meta:word-count="226" meta:character-count="1104"/>
    <meta:user-defined meta:name="Info 1"/>
    <meta:user-defined meta:name="Info 2"/>
    <meta:user-defined meta:name="Info 3"/>
    <meta:user-defined meta:name="Info 4"/>
  </office:meta>
</office:document-meta>
</file>